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basic stuff like doc wagon, revive, training, pacts, and other runners is all it really needs. Of course it needs the actual runners to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Mitchell</meta:initial-creator>
    <meta:creation-date>2019-12-28T15:54:42.81</meta:creation-date>
    <meta:document-statistic meta:table-count="0" meta:image-count="0" meta:object-count="0" meta:page-count="1" meta:paragraph-count="1" meta:word-count="25" meta:character-count="141"/>
    <dc:date>2019-12-28T16:00:26.69</dc:date>
    <dc:creator>James Mitchell</dc:creator>
    <meta:editing-duration>PT5M44S</meta:editing-duration>
    <meta:editing-cycles>1</meta:editing-cycles>
    <meta:generator>OpenOffice/4.1.5$Win32 OpenOffice.org_project/415m1$Build-9789</meta:generator>
  </office:meta>
</office:document-meta>
</file>